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52ef" officeooo:paragraph-rsid="001052ef"/>
    </style:style>
    <style:style style:name="P2" style:family="paragraph" style:parent-style-name="Standard">
      <style:paragraph-properties fo:text-align="start" style:justify-single-word="false"/>
      <style:text-properties officeooo:rsid="0010e54d" officeooo:paragraph-rsid="001308c4"/>
    </style:style>
    <style:style style:name="P3" style:family="paragraph" style:parent-style-name="Standard">
      <style:paragraph-properties fo:text-align="start" style:justify-single-word="false"/>
      <style:text-properties fo:font-size="11pt" officeooo:rsid="0010e54d" officeooo:paragraph-rsid="0010e54d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10e54d" officeooo:paragraph-rsid="00114335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10e54d" officeooo:paragraph-rsid="0012b911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12b911" officeooo:paragraph-rsid="0012b911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1308c4" officeooo:paragraph-rsid="001308c4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114335" officeooo:paragraph-rsid="0012b911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rsid="001308c4" officeooo:paragraph-rsid="001308c4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13d356" officeooo:paragraph-rsid="0013d356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officeooo:rsid="0013e7ca" officeooo:paragraph-rsid="0013e7ca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15c835" officeooo:paragraph-rsid="0015c835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officeooo:rsid="0016aa74" officeooo:paragraph-rsid="0016aa74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weight="normal" officeooo:rsid="0016ab98" officeooo:paragraph-rsid="0016ab98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rsid="0017a526" officeooo:paragraph-rsid="0017a526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weight="normal" officeooo:rsid="001804f4" officeooo:paragraph-rsid="001804f4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weight="bold" officeooo:rsid="001804f4" officeooo:paragraph-rsid="001804f4" style:font-size-asian="11pt" style:font-weight-asian="bold" style:font-size-complex="11pt" style:font-weight-complex="bold"/>
    </style:style>
    <style:style style:name="P18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4.582cm"/>
          <style:tab-stop style:position="16.081cm"/>
        </style:tab-stops>
      </style:paragraph-properties>
      <style:text-properties fo:font-size="11pt" officeooo:rsid="001308c4" officeooo:paragraph-rsid="001308c4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font-size="11pt" fo:font-weight="bold" officeooo:rsid="001804f4" officeooo:paragraph-rsid="001804f4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fo:font-weight="normal" officeooo:rsid="001804f4" officeooo:paragraph-rsid="001c9a68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1pt" officeooo:rsid="0010e54d" officeooo:paragraph-rsid="001e176d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font-size="11pt" officeooo:rsid="0010e54d" officeooo:paragraph-rsid="0010e54d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52ef" officeooo:paragraph-rsid="001052ef" style:font-weight-asian="bold" style:font-weight-complex="bold"/>
    </style:style>
    <style:style style:name="T1" style:family="text">
      <style:text-properties officeooo:rsid="0010f5c5"/>
    </style:style>
    <style:style style:name="T2" style:family="text">
      <style:text-properties officeooo:rsid="00114335"/>
    </style:style>
    <style:style style:name="T3" style:family="text">
      <style:text-properties officeooo:rsid="0012b911"/>
    </style:style>
    <style:style style:name="T4" style:family="text">
      <style:text-properties officeooo:rsid="001308c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b911" style:font-weight-asian="bold" style:font-weight-complex="bold"/>
    </style:style>
    <style:style style:name="T7" style:family="text">
      <style:text-properties fo:font-weight="bold" officeooo:rsid="0013e7ca" style:font-weight-asian="bold" style:font-weight-complex="bold"/>
    </style:style>
    <style:style style:name="T8" style:family="text">
      <style:text-properties fo:font-weight="bold" officeooo:rsid="0017a526" style:font-weight-asian="bold" style:font-weight-complex="bold"/>
    </style:style>
    <style:style style:name="T9" style:family="text">
      <style:text-properties fo:font-weight="bold" officeooo:rsid="00196768" style:font-weight-asian="bold" style:font-weight-complex="bold"/>
    </style:style>
    <style:style style:name="T10" style:family="text">
      <style:text-properties fo:font-weight="bold" officeooo:rsid="001aab3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3e7ca"/>
    </style:style>
    <style:style style:name="T13" style:family="text">
      <style:text-properties officeooo:rsid="0015c835"/>
    </style:style>
    <style:style style:name="T14" style:family="text">
      <style:text-properties officeooo:rsid="0016aa74"/>
    </style:style>
    <style:style style:name="T15" style:family="text">
      <style:text-properties officeooo:rsid="0016ab98"/>
    </style:style>
    <style:style style:name="T16" style:family="text">
      <style:text-properties officeooo:rsid="00196768"/>
    </style:style>
    <style:style style:name="T17" style:family="text">
      <style:text-properties officeooo:rsid="001b5b6a"/>
    </style:style>
    <style:style style:name="T18" style:family="text">
      <style:text-properties officeooo:rsid="001c9a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FG</text:p>
      <text:p text:style-name="P1"/>
      <text:p text:style-name="P1"/>
      <text:p text:style-name="P3">&lt;S&gt; ::= <text:span text:style-name="T5">program</text:span>&lt;IDENTI&gt;&lt;<text:span text:style-name="T3">S</text:span>C<text:span text:style-name="T3">OLON</text:span>&gt;&lt;BEGIN&gt;&lt;BODY&gt;&lt;END&gt;</text:p>
      <text:p text:style-name="P3">&lt;IDENTI&gt;::=<text:span text:style-name="T5">identifier</text:span></text:p>
      <text:p text:style-name="P3">&lt;<text:span text:style-name="T3">SCOLON</text:span>&gt; ::=<text:span text:style-name="T5"> ;</text:span></text:p>
      <text:p text:style-name="P3">&lt;BEGIN&gt; ::= <text:span text:style-name="T5">begin</text:span></text:p>
      <text:p text:style-name="P3">&lt;END&gt; ::= <text:span text:style-name="T5">end</text:span></text:p>
      <text:p text:style-name="P3">&lt;BODY&gt; ::= &lt;SENT&gt;<text:span text:style-name="T1">&lt;SCOLON&gt;</text:span>&lt;RRSENT&gt;</text:p>
      <text:p text:style-name="P3">&lt;RRSENT&gt; ::= &lt;SENT&gt;<text:span text:style-name="T1">&lt;SCOLON&gt;</text:span>&lt;RRSENT&gt; | <text:span text:style-name="T5">epsilon</text:span></text:p>
      <text:p text:style-name="P4">&lt;SENT&gt; ::= <text:span text:style-name="T2">&lt;ASIG&gt; | &lt;READ&gt; | &lt;WRITE&gt; | &lt;CONDITIONAL&gt; | &lt;CYCLE&gt;</text:span></text:p>
      <text:p text:style-name="P8">&lt;ASIG&gt; ::= &lt;IDENTI&gt;&lt;COLON&gt;&lt;EQ&gt;&lt;EXP&gt;</text:p>
      <text:p text:style-name="P5"><text:span text:style-name="T3">&lt;COLON&gt; ::= </text:span><text:span text:style-name="T6">:</text:span></text:p>
      <text:p text:style-name="P5"><text:span text:style-name="T3">&lt;EQ&gt; ::= </text:span><text:span text:style-name="T6">=</text:span></text:p>
      <text:p text:style-name="P6">&lt;EXP&gt; ::= &lt;EXPARIT&gt; | &lt;LIST&gt;</text:p>
      <text:p text:style-name="P6">&lt;EXPARIT&gt; ::= &lt;TERM&gt;&lt;RRTERM&gt;</text:p>
      <text:p text:style-name="P5"><text:span text:style-name="T3">&lt;RRTERM&gt; ::= &lt;SUMOP&gt;&lt;TERM&gt;&lt;RRTERM&gt; | </text:span><text:span text:style-name="T6">epsilon</text:span></text:p>
      <text:p text:style-name="P5"><text:span text:style-name="T3">&lt;SUMOP&gt; ::= </text:span><text:span text:style-name="T6">+</text:span><text:span text:style-name="T3"> | </text:span><text:span text:style-name="T6">-</text:span><text:span text:style-name="T3"> </text:span></text:p>
      <text:p text:style-name="P6">&lt;TERM&gt; ::<text:span text:style-name="T4">= &lt;FACTOR&gt;&lt;RRFACTOR&gt;</text:span></text:p>
      <text:p text:style-name="P7">&lt;RRFACTOR&gt; ::= &lt;MULTOP&gt;&lt;FACTOR&gt;&lt;RRFACTOR&gt; | <text:span text:style-name="T5">epsilon</text:span></text:p>
      <text:p text:style-name="P7">&lt;MULTOP&gt; ::= <text:span text:style-name="T5">*</text:span> | <text:span text:style-name="T5">/</text:span></text:p>
      <text:p text:style-name="P18"><text:span text:style-name="T5">&lt;</text:span><text:span text:style-name="T11">FACTOR&gt; ::= &lt;IDENTI&gt; | </text:span><text:span text:style-name="T5">constant | &lt;</text:span><text:span text:style-name="T11">OPPAR&gt;&lt;EXPARIT&gt;&lt;CLPAR&gt; | </text:span><text:span text:style-name="T5">First &lt;</text:span><text:span text:style-name="T11">OPPAR&gt;&lt;LIST&gt;&lt;CLPAR&gt; <text:s text:c="22"/></text:span></text:p>
      <text:p text:style-name="P7"><text:span text:style-name="T11">&lt;OPPAR&gt; ::= </text:span><text:span text:style-name="T5">(</text:span></text:p>
      <text:p text:style-name="P9">&lt;CLPAR&gt; ::= <text:span text:style-name="T5">)</text:span></text:p>
      <text:p text:style-name="P10"><text:span text:style-name="T5">&lt;</text:span>LIST&gt; ::= &lt;OPBRA&gt;&lt;LISTCONST&gt;&lt;CLBRA&gt; | &lt;REST&gt; | &lt;CONS&gt;</text:p>
      <text:p text:style-name="P10">&lt;OPBRA&gt; ::= <text:span text:style-name="T5">[ </text:span></text:p>
      <text:p text:style-name="P10">&lt;CLBRA&gt; ::= <text:span text:style-name="T5">]</text:span></text:p>
      <text:p text:style-name="P10">&lt;LISTCONST&gt; ::= <text:span text:style-name="T10">constant</text:span>&lt;RRINTCONST&gt;</text:p>
      <text:p text:style-name="P10">&lt;RRINTCONST&gt; ::= &lt;COMMA&gt;&lt;RRINTCONST&gt; | <text:span text:style-name="T5">epsilon</text:span></text:p>
      <text:p text:style-name="P10">&lt;COMMA&gt; ::= <text:span text:style-name="T5">,</text:span></text:p>
      <text:p text:style-name="P10">&lt;REST&gt; ::= <text:span text:style-name="T5">Rest</text:span>&lt;OPPAR&gt;&lt;LISTARG&gt;&lt;CLPAR&gt;</text:p>
      <text:p text:style-name="P10">&lt;LISTARG&gt; ::= &lt;LIST&gt; | &lt;LISTID&gt;</text:p>
      <text:p text:style-name="P10">&lt;LISTID&gt; ::= &lt;IDENTI&gt;</text:p>
      <text:p text:style-name="P10">&lt;CONS&gt; ::= <text:span text:style-name="T5">Cons</text:span>&lt;OPPAR&gt;&lt;EXPARIT&gt;&lt;COMMA&gt;&lt;LISTARG&gt;&lt;CLPAR&gt;</text:p>
      <text:p text:style-name="P10">&lt;READ&gt; ::= <text:span text:style-name="T5">ReadInt</text:span>&lt;OPPAR&gt;&lt;IARG&gt;&lt;CLPAR&gt; | <text:span text:style-name="T5">ReadList</text:span>&lt;OPPAR&gt;&lt;IARG&gt;&lt;CLPAR</text:p>
      <text:p text:style-name="P10">&lt;WRITE&gt; ::= <text:span text:style-name="T7">WriteInt</text:span><text:span text:style-name="T12">&lt;OPPAR&gt;&lt;OARG&gt;&lt;CLPAR&gt; | </text:span><text:span text:style-name="T7">WriteList</text:span><text:span text:style-name="T12">&lt;OPPAR&gt;&lt;OARG&gt;&lt;CLPAR&gt;</text:span></text:p>
      <text:p text:style-name="P11">&lt;IARG&gt; :: = <text:span text:style-name="T9">string</text:span><text:span text:style-name="T13">&lt;COMMA&gt;&lt;IDENTI&gt;</text:span></text:p>
      <text:p text:style-name="P12">&lt;OARG&gt; ::= <text:span text:style-name="T9">string</text:span>&lt;COMMA&gt;&lt;EXP&gt;</text:p>
      <text:p text:style-name="P12">&lt;CONDITIONAL&gt; ::= <text:span text:style-name="T5">if</text:span><text:span text:style-name="T14">&lt;OPPAR&gt;</text:span>&lt;CONDITION&gt;<text:span text:style-name="T14">&lt;CLPAR&gt;&lt;THEN&gt;&lt;BODY&gt;&lt;ENDIF&gt;&lt;ELSE&gt;</text:span></text:p>
      <text:p text:style-name="P13">&lt;CONDITION&gt; ::= &lt;N<text:span text:style-name="T15">EG</text:span>&gt;<text:span text:style-name="T15">&lt;C&gt;&lt;LOG&gt;</text:span></text:p>
      <text:p text:style-name="P14">&lt;NEG&gt; ::= <text:span text:style-name="T8">! | epsilon</text:span></text:p>
      <text:p text:style-name="P15">&lt;C&gt; ::= &lt;EXPARIT&gt;&lt;RELOP&gt;&lt;EXPARIT&gt; | <text:span text:style-name="T5">Null</text:span>&lt;OPPAR&gt;&lt;LIST&gt;&lt;CLPAR&gt;</text:p>
      <text:p text:style-name="P16">&lt;RELOP&gt; ::= &lt;GT&gt; | &lt;LT&gt; | &lt;EQ&gt; | &lt;GTE&gt; | &lt;LTE&gt;</text:p>
      <text:p text:style-name="P16">&lt;GT&gt; ::= <text:span text:style-name="T5">&gt;</text:span></text:p>
      <text:p text:style-name="P16">&lt;LT&gt; ::= <text:span text:style-name="T5">&lt;</text:span></text:p>
      <text:p text:style-name="P20">&lt;GTE&gt; ::= <text:span text:style-name="T5">&gt;= <text:s text:c="2"/></text:span></text:p>
      <text:p text:style-name="P20">&lt;LTE&gt; ::= <text:span text:style-name="T5">&lt;=</text:span></text:p>
      <text:p text:style-name="P15">&lt;LOG&gt; ::= &lt;LOGOP&gt;&lt;CONDITION&gt; | <text:span text:style-name="T5">epsilon</text:span></text:p>
      <text:p text:style-name="P15">&lt;LOGOP&gt; ::= <text:span text:style-name="T5">AND | OR </text:span></text:p>
      <text:p text:style-name="P15">&lt;ELSE&gt; ::= <text:span text:style-name="T5">else</text:span>&lt;<text:span text:style-name="T17">THEN</text:span>&gt;&lt;BODY&gt;&lt;<text:span text:style-name="T17">END</text:span>&gt; | <text:span text:style-name="T5">epsilon</text:span></text:p>
      <text:p text:style-name="P15">&lt;<text:span text:style-name="T16">THEN</text:span>&gt; ::= <text:span text:style-name="T9">then</text:span></text:p>
      <text:p text:style-name="P15">&lt;<text:span text:style-name="T16">ENDIF</text:span>&gt; ::= <text:span text:style-name="T9">endif</text:span></text:p>
      <text:p text:style-name="P16">&lt;CYCLE&gt; ::= <text:span text:style-name="T5">while</text:span><text:span text:style-name="T14">&lt;OPPAR&gt;&lt;CONDITION&gt;&lt;CLPAR&gt;&lt;</text:span>DO<text:span text:style-name="T14">&gt;&lt;BODY&gt;&lt;</text:span>ENDWHILE<text:span text:style-name="T14">&gt;</text:span></text:p>
      <text:p text:style-name="P16">&lt;ENDWHILE&gt; ::= <text:span text:style-name="T5">endwhile</text:span></text:p>
      <text:p text:style-name="P16">&lt;DO&gt; ::= <text:span text:style-name="T5">do</text:span></text:p>
      <text:p text:style-name="P17"/>
      <text:p text:style-name="P17">?? <text:span text:style-name="T18">asignacion null | GTE, LTE</text:span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88cm" fo:margin-right="1.18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08:48:31.874757676</meta:creation-date>
    <dc:date>2016-10-20T20:30:17.111431604</dc:date>
    <meta:editing-duration>PT5H12M10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54" meta:word-count="219" meta:character-count="1720" meta:non-whitespace-character-count="1526"/>
  </office:meta>
</office:document-meta>
</file>